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6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column table:style-name="co2" table:number-columns-repeated="2" table:default-cell-style-name="Default"/>
        <table:table-row table:style-name="ro1"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g</text:p>
          </table:table-cell>
          <table:table-cell table:style-name="ce1"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" office:value-type="string" calcext:value-type="string">
            <text:p>X</text:p>
          </table:table-cell>
          <table:table-cell table:number-columns-repeated="3" office:value-type="string" calcext:value-type="string">
            <text:p>g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string" calcext:value-type="string">
            <text:p>g</text:p>
          </table:table-cell>
          <table:table-cell table:number-columns-repeated="5" office:value-type="string" calcext:value-type="string">
            <text:p>g</text:p>
          </table:table-cell>
          <table:table-cell table:style-name="ce1"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formula="of:=[.J11]*80" office:value-type="float" office:value="1040" calcext:value-type="float">
            <text:p>104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X</text:p>
          </table:table-cell>
          <table:table-cell table:formula="of:=SUMSQ([.D12:.F18])+ SUMSQ([.G14:.H16])+SUMSQ([.B14:.C16])" office:value-type="float" office:value="193" calcext:value-type="float">
            <text:p>193</text:p>
          </table:table-cell>
          <table:table-cell table:formula="of:=SUM([.D12:.F18])+ SUM([.G14:.H16])+SUM([.B14:.C16]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formula="of:=[.J12]-[.J13]" office:value-type="float" office:value="847" calcext:value-type="float">
            <text:p>847</text:p>
          </table:table-cell>
          <table:table-cell table:formula="of:=[.K13]*5"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2"/>
          <table:table-cell table:formula="of:=[.J15]*[.K15]" office:value-type="float" office:value="207515" calcext:value-type="float">
            <text:p>2075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2">00-00-0000</text:date>, <text:time style:data-style-name="N2" text:time-value="13:59:31.00699117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1:43:25.967207470</meta:creation-date>
    <dc:date>2018-12-02T14:22:53.119613468</dc:date>
    <meta:editing-duration>PT2H21M25S</meta:editing-duration>
    <meta:editing-cycles>4</meta:editing-cycles>
    <meta:generator>LibreOffice/6.0.6.2$Linux_X86_64 LibreOffice_project/00m0$Build-2</meta:generator>
    <meta:document-statistic meta:table-count="1" meta:cell-count="100" meta:object-count="0"/>
  </office:meta>
</office:document-meta>
</file>